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1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cm"/>
    </style:style>
    <style:style style:name="gr8" style:family="graphic" style:parent-style-name="standard">
      <style:graphic-properties draw:stroke="none" svg:stroke-color="#000000" draw:fill="none" draw:fill-color="#ffffff" fo:min-height="0.05cm"/>
    </style:style>
    <style:style style:name="gr9" style:family="graphic" style:parent-style-name="standard">
      <style:graphic-properties draw:stroke="none" svg:stroke-color="#000000" draw:fill="none" draw:fill-color="#ffffff" fo:min-height="0.202cm"/>
    </style:style>
    <style:style style:name="gr10" style:family="graphic" style:parent-style-name="standard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1pt" style:text-underline-style="solid" style:text-underline-width="auto" style:text-underline-color="font-color"/>
    </style:style>
    <style:style style:name="P4" style:family="paragraph">
      <style:paragraph-properties fo:text-align="center"/>
      <style:text-properties fo:font-size="11pt"/>
    </style:style>
    <style:style style:name="P5" style:family="paragraph">
      <style:paragraph-properties fo:text-align="center"/>
      <style:text-properties fo:font-size="11pt" style:text-underline-style="none"/>
    </style:style>
    <style:style style:name="P6" style:family="paragraph">
      <style:text-properties fo:font-size="11pt" style:font-size-asian="10pt" style:font-size-complex="10pt"/>
    </style:style>
    <style:style style:name="P7" style:family="paragraph">
      <style:text-properties fo:font-size="11pt" style:font-size-asian="11pt" style:font-size-complex="11pt"/>
    </style:style>
    <style:style style:name="P8" style:family="paragraph">
      <style:paragraph-properties fo:text-align="center"/>
      <style:text-properties fo:font-size="11pt" style:text-underline-style="none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text-underline-style="solid" style:text-underline-width="auto" style:text-underline-color="font-color" style:font-size-asian="18pt" style:font-size-complex="18pt"/>
    </style:style>
    <style:style style:name="T3" style:family="text">
      <style:text-properties fo:font-size="11pt" style:text-underline-style="none" style:font-size-asian="18pt" style:font-size-complex="18pt"/>
    </style:style>
    <style:style style:name="T4" style:family="text">
      <style:text-properties fo:font-size="11pt" style:font-size-asian="10pt" style:font-size-complex="10pt"/>
    </style:style>
    <style:style style:name="T5" style:family="text">
      <style:text-properties fo:font-size="11pt" style:text-underline-style="none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xml:id="id2" draw:id="id2" draw:layer="layout" svg:width="2.639cm" svg:height="1.3cm" svg:x="21.263cm" svg:y="12.1cm">
          <text:p text:style-name="P1"><text:span text:style-name="T1">Event</text:span></text:p>
        </draw:rect>
        <draw:custom-shape draw:style-name="gr2" draw:text-style-name="P3" xml:id="id1" draw:id="id1" draw:layer="layout" svg:width="2.302cm" svg:height="1.126cm" draw:transform="skewX (0.0382227106186686) rotate (0.0382227106186686) translate (26.258cm 12.773cm)">
          <text:p text:style-name="P1"><text:span text:style-name="T2">numEv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6.26cm" svg:y1="13.335cm" svg:x2="23.902cm" svg:y2="12.75cm" draw:start-shape="id1" draw:start-glue-point="6" draw:end-shape="id2" draw:end-glue-point="1" svg:d="m26260 13335-2358-585">
          <text:p/>
        </draw:connector>
        <draw:custom-shape draw:style-name="gr2" draw:text-style-name="P2" xml:id="id10" draw:id="id10" draw:layer="layout" svg:width="3.6cm" svg:height="2.1cm" svg:x="15.007cm" svg:y="8.612cm">
          <text:p text:style-name="P1"><text:span text:style-name="T1">SubscriteEvn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2" xml:id="id7" draw:id="id7" draw:layer="layout" svg:width="3.8cm" svg:height="1.071cm" svg:x="5.602cm" svg:y="9.829cm">
          <text:p text:style-name="P1"><text:span text:style-name="T1">USER_S</text:span></text:p>
        </draw:rect>
        <draw:custom-shape draw:style-name="gr2" draw:text-style-name="P5" xml:id="id14" draw:id="id14" draw:layer="layout" svg:width="2.904cm" svg:height="1.53cm" draw:transform="skewX (0.0385717764690674) rotate (0.0382227106186686) translate (5.102cm 3.769cm)">
          <text:p text:style-name="P1"><text:span text:style-name="T3">n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3" draw:id="id3" draw:layer="layout" svg:width="2.892cm" svg:height="1.29cm" draw:transform="skewX (0.0380481776934692) rotate (0.0071558499331754) translate (7.41cm 2.61cm)">
          <text:p text:style-name="P1"><text:span text:style-name="T3">firstName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8.816cm" svg:y1="3.89cm" svg:x2="13.252cm" svg:y2="5.9cm" draw:start-shape="id3" draw:start-glue-point="8" draw:end-shape="id4" draw:end-glue-point="0" svg:d="m8816 3890 4436 2010">
          <text:p/>
        </draw:connector>
        <draw:custom-shape draw:style-name="gr2" draw:text-style-name="P3" xml:id="id5" draw:id="id5" draw:layer="layout" svg:width="2.101cm" svg:height="0.838cm" draw:transform="skewX (0.0382227106186686) rotate (0.0382227106186686) translate (12.002cm 3.161cm)">
          <text:p text:style-name="P1"><text:span text:style-name="T2">emai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3.053cm" svg:y1="3.959cm" svg:x2="13.252cm" svg:y2="5.9cm" draw:start-shape="id5" draw:start-glue-point="8" draw:end-shape="id4" draw:end-glue-point="0" svg:d="m13053 3959 199 1941">
          <text:p/>
        </draw:connector>
        <draw:custom-shape draw:style-name="gr2" draw:text-style-name="P2" xml:id="id6" draw:id="id6" draw:layer="layout" svg:width="2.8cm" svg:height="2.8cm" svg:x="3.502cm" svg:y="12.5cm">
          <text:p text:style-name="P1"><text:span text:style-name="T1">getAcoun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" svg:x1="4.902cm" svg:y1="12.5cm" svg:x2="5.602cm" svg:y2="10.364cm" draw:start-shape="id6" draw:start-glue-point="4" draw:end-shape="id7" draw:end-glue-point="3" svg:d="m4902 12500 700-2136">
          <text:p/>
        </draw:connector>
        <draw:rect draw:style-name="gr1" draw:text-style-name="P2" xml:id="id8" draw:id="id8" draw:layer="layout" svg:width="4.5cm" svg:height="1.5cm" svg:x="2.302cm" svg:y="18.2cm">
          <text:p text:style-name="P1"><text:span text:style-name="T1">ACOUNT</text:span></text:p>
        </draw:rect>
        <draw:frame draw:style-name="gr4" draw:text-style-name="P6" draw:layer="layout" svg:width="1.105cm" svg:height="0.687cm" svg:x="5.102cm" svg:y="11.2cm">
          <draw:text-box>
            <text:p><text:span text:style-name="T4">1,1</text:span></text:p>
          </draw:text-box>
        </draw:frame>
        <draw:connector draw:style-name="gr3" draw:text-style-name="P2" draw:layer="layout" draw:type="line" svg:x1="4.552cm" svg:y1="18.2cm" svg:x2="4.902cm" svg:y2="15.3cm" draw:start-shape="id8" draw:start-glue-point="0" draw:end-shape="id6" draw:end-glue-point="6" svg:d="m4552 18200 350-2900">
          <text:p/>
        </draw:connector>
        <draw:custom-shape draw:style-name="gr2" draw:text-style-name="P5" xml:id="id9" draw:id="id9" draw:layer="layout" svg:width="2.502cm" svg:height="1.16cm" draw:transform="skewX (0.0387463093942668) rotate (0.0382227106186686) translate (3.302cm 20.939cm)">
          <text:p text:style-name="P1"><text:span text:style-name="T3">creation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4.552cm" svg:y1="20.889cm" svg:x2="4.552cm" svg:y2="19.7cm" draw:start-shape="id9" draw:start-glue-point="4" draw:end-shape="id8" draw:end-glue-point="2" svg:d="m4552 20889v-1189">
          <text:p/>
        </draw:connector>
        <draw:connector draw:style-name="gr3" draw:text-style-name="P2" draw:layer="layout" draw:type="line" svg:x1="22.582cm" svg:y1="12.1cm" svg:x2="16.807cm" svg:y2="10.712cm" draw:start-shape="id2" draw:start-glue-point="0" draw:end-shape="id10" draw:end-glue-point="6" svg:d="m22582 12100-5775-1388">
          <text:p/>
        </draw:connector>
        <draw:connector draw:style-name="gr3" draw:text-style-name="P4" draw:layer="layout" draw:type="line" svg:x1="16.807cm" svg:y1="8.612cm" svg:x2="13.252cm" svg:y2="6.8cm" draw:start-shape="id10" draw:start-glue-point="4" draw:end-shape="id4" draw:end-glue-point="2" svg:d="m16807 8612-3555-1812">
          <text:p/>
        </draw:connector>
        <draw:connector draw:style-name="gr3" draw:text-style-name="P4" draw:layer="layout" draw:type="line" svg:x1="9.877cm" svg:y1="8.583cm" svg:x2="7.502cm" svg:y2="9.829cm" draw:start-shape="id11" draw:start-glue-point="7" draw:end-shape="id7" draw:end-glue-point="0" svg:d="m9877 8583-2375 1246">
          <text:p/>
        </draw:connector>
        <draw:connector draw:style-name="gr3" draw:text-style-name="P4" draw:layer="layout" draw:type="line" svg:x1="28.758cm" svg:y1="11.65cm" svg:x2="23.902cm" svg:y2="12.75cm" draw:start-shape="id12" draw:start-glue-point="1" draw:end-shape="id2" svg:d="m28758 11650-4856 1100">
          <text:p/>
        </draw:connector>
        <draw:connector draw:style-name="gr3" draw:text-style-name="P4" draw:layer="layout" draw:type="line" svg:x1="18.352cm" svg:y1="14.3cm" svg:x2="21.263cm" svg:y2="12.75cm" draw:start-shape="id13" draw:start-glue-point="0" draw:end-shape="id2" draw:end-glue-point="3" svg:d="m18352 14300 2911-1550">
          <text:p/>
        </draw:connector>
        <draw:rect draw:style-name="gr1" draw:text-style-name="P2" xml:id="id4" draw:id="id4" draw:layer="layout" svg:width="2.9cm" svg:height="0.9cm" svg:x="11.802cm" svg:y="5.9cm">
          <text:p text:style-name="P1"><text:span text:style-name="T1">USER</text:span></text:p>
        </draw:rect>
        <draw:custom-shape draw:style-name="gr5" draw:text-style-name="P4" xml:id="id11" draw:id="id11" draw:layer="layout" svg:width="1.2cm" svg:height="0.8cm" svg:x="9.702cm" svg:y="7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8.003cm" svg:y1="4.424cm" svg:x2="13.252cm" svg:y2="5.9cm" draw:start-shape="id14" draw:end-shape="id4" draw:end-glue-point="0" svg:d="m8003 4424 5249 1476">
          <text:p/>
        </draw:connector>
        <draw:custom-shape draw:style-name="gr2" draw:text-style-name="P3" xml:id="id15" draw:id="id15" draw:layer="layout" svg:width="2.87cm" svg:height="1.377cm" draw:transform="skewX (0.038397243543868) rotate (0.0382227106186686) translate (15.802cm 5.61cm)">
          <text:p text:style-name="P1"><text:span text:style-name="T2">idUs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5.803cm" svg:y1="6.297cm" svg:x2="14.702cm" svg:y2="6.301cm" draw:start-shape="id15" draw:start-glue-point="6" svg:d="m15803 6297-1101 4">
          <text:p/>
        </draw:connector>
        <draw:custom-shape draw:style-name="gr2" draw:text-style-name="P3" xml:id="id16" draw:id="id16" draw:layer="layout" svg:width="2.425cm" svg:height="1.402cm" draw:transform="skewX (0.0385717764690674) rotate (0.0382227106186686) translate (7.079cm 20.593cm)">
          <text:p text:style-name="P1"><text:span text:style-name="T2">numAcou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6.802cm" svg:y1="18.95cm" svg:x2="8.292cm" svg:y2="20.544cm" draw:start-shape="id8" draw:end-shape="id16" draw:end-glue-point="4" svg:d="m6802 18950 1490 1594">
          <text:p/>
        </draw:connector>
        <draw:connector draw:style-name="gr6" draw:text-style-name="P4" draw:layer="layout" draw:type="line" svg:x1="10.302cm" svg:y1="7.9cm" svg:x2="11.802cm" svg:y2="6.35cm" draw:start-shape="id11" draw:start-glue-point="4" draw:end-shape="id4" svg:d="m10302 7900 1500-1550">
          <text:p/>
        </draw:connector>
        <draw:frame draw:style-name="gr7" draw:text-style-name="P7" draw:layer="layout" svg:width="1.044cm" svg:height="0.7cm" svg:x="3.558cm" svg:y="16.5cm">
          <draw:text-box>
            <text:p><text:span text:style-name="T1">1,1</text:span></text:p>
          </draw:text-box>
        </draw:frame>
        <draw:custom-shape draw:style-name="gr2" draw:text-style-name="P8" xml:id="id17" draw:id="id17" draw:layer="layout" svg:width="2.6cm" svg:height="1cm" svg:x="9.702cm" svg:y="1.7cm">
          <text:p text:style-name="P1"><text:span text:style-name="T5">countr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1.002cm" svg:y1="2.7cm" svg:x2="13.252cm" svg:y2="5.9cm" draw:start-shape="id17" draw:start-glue-point="8" draw:end-shape="id4" draw:end-glue-point="0" svg:d="m11002 2700 2250 3200">
          <text:p/>
        </draw:connector>
        <draw:ellipse draw:style-name="gr1" draw:text-style-name="P2" xml:id="id12" draw:id="id12" draw:layer="layout" svg:width="3cm" svg:height="1.3cm" svg:x="25.758cm" svg:y="11cm">
          <text:p text:style-name="P1"><text:span text:style-name="T1">nbPlacesTotal</text:span></text:p>
        </draw:ellipse>
        <draw:ellipse draw:style-name="gr1" draw:text-style-name="P2" xml:id="id13" draw:id="id13" draw:layer="layout" svg:width="2.5cm" svg:height="1.4cm" svg:x="17.102cm" svg:y="14.3cm">
          <text:p text:style-name="P1"><text:span text:style-name="T1">type</text:span></text:p>
        </draw:ellipse>
        <draw:frame draw:style-name="gr8" draw:text-style-name="P6" draw:layer="layout" svg:width="1.3cm" svg:height="0.687cm" svg:x="13.102cm" svg:y="7.2cm">
          <draw:text-box>
            <text:p><text:span text:style-name="T4">0,n</text:span></text:p>
          </draw:text-box>
        </draw:frame>
        <draw:frame draw:style-name="gr9" draw:text-style-name="P6" draw:layer="layout" svg:width="1.3cm" svg:height="0.687cm" svg:x="21.602cm" svg:y="11cm">
          <draw:text-box>
            <text:p><text:span text:style-name="T4">0,n</text:span></text:p>
          </draw:text-box>
        </draw:frame>
        <draw:ellipse draw:style-name="gr1" draw:text-style-name="P2" xml:id="id18" draw:id="id18" draw:layer="layout" svg:width="3.3cm" svg:height="1.1cm" svg:x="20.202cm" svg:y="15.3cm">
          <text:p text:style-name="P1"><text:span text:style-name="T1">nbrPlacesFree</text:span></text:p>
        </draw:ellipse>
        <draw:connector draw:style-name="gr3" draw:text-style-name="P1" draw:layer="layout" draw:type="line" svg:x1="21.852cm" svg:y1="15.3cm" svg:x2="22.582cm" svg:y2="13.4cm" draw:start-shape="id18" draw:start-glue-point="0" draw:end-shape="id2" svg:d="m21852 15300 730-1900">
          <text:p/>
        </draw:connector>
        <draw:ellipse draw:style-name="gr10" draw:text-style-name="P1" draw:layer="layout" svg:width="3.2cm" svg:height="2cm" svg:x="16.702cm" svg:y="14cm">
          <text:p/>
        </draw:ellipse>
        <draw:ellipse draw:style-name="gr1" draw:text-style-name="P2" xml:id="id19" draw:id="id19" draw:layer="layout" svg:width="2.844cm" svg:height="1.1cm" svg:x="23.758cm" svg:y="14.7cm">
          <text:p text:style-name="P1"><text:span text:style-name="T1">description</text:span></text:p>
        </draw:ellipse>
        <draw:connector draw:style-name="gr3" draw:text-style-name="P1" draw:layer="layout" draw:type="line" svg:x1="25.18cm" svg:y1="14.7cm" svg:x2="22.582cm" svg:y2="13.4cm" draw:start-shape="id19" draw:start-glue-point="0" svg:d="m25180 14700-2598-1300">
          <text:p/>
        </draw:connector>
        <draw:ellipse draw:style-name="gr1" draw:text-style-name="P2" xml:id="id20" draw:id="id20" draw:layer="layout" svg:width="1.8cm" svg:height="1.1cm" svg:x="18.602cm" svg:y="16cm">
          <text:p text:style-name="P1"><text:span text:style-name="T1">date</text:span></text:p>
        </draw:ellipse>
        <draw:connector draw:style-name="gr3" draw:text-style-name="P1" xml:id="id22" draw:id="id22" draw:layer="layout" draw:type="line" svg:x1="19.502cm" svg:y1="16cm" svg:x2="22.582cm" svg:y2="13.4cm" draw:start-shape="id20" draw:start-glue-point="0" svg:d="m19502 16000 3080-2600">
          <text:p/>
        </draw:connector>
        <draw:ellipse draw:style-name="gr1" draw:text-style-name="P2" xml:id="id21" draw:id="id21" draw:layer="layout" svg:width="2.6cm" svg:height="1.1cm" svg:x="27.102cm" svg:y="14.4cm">
          <text:p text:style-name="P1"><text:span text:style-name="T1">duration</text:span></text:p>
        </draw:ellipse>
        <draw:connector draw:style-name="gr3" draw:text-style-name="P1" draw:layer="layout" draw:type="line" svg:x1="27.102cm" svg:y1="14.95cm" svg:x2="22.582cm" svg:y2="13.4cm" draw:start-shape="id21" draw:start-glue-point="3" draw:end-shape="id22" draw:end-glue-point="3" svg:d="m27102 14950-4520-1550">
          <text:p/>
        </draw:connector>
        <draw:custom-shape draw:style-name="gr2" draw:text-style-name="P5" xml:id="id23" draw:id="id23" draw:layer="layout" svg:width="1.948cm" svg:height="1.026cm" draw:transform="skewX (0.0389208423194662) rotate (0.0382227106186686) translate (23.511cm 17.773cm)">
          <text:p text:style-name="P1"><text:span text:style-name="T3">l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4.485cm" svg:y1="17.735cm" svg:x2="22.582cm" svg:y2="13.4cm" draw:start-shape="id23" draw:start-glue-point="4" draw:end-shape="id22" draw:end-glue-point="3" svg:d="m24485 17735-1903-4335">
          <text:p/>
        </draw:connector>
        <draw:custom-shape draw:style-name="gr2" draw:text-style-name="P2" xml:id="id24" draw:id="id24" draw:layer="layout" svg:width="2.644cm" svg:height="1.5cm" svg:x="24.858cm" svg:y="19.9cm">
          <text:p text:style-name="P1"><text:span text:style-name="T1">streetNun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5" draw:id="id25" draw:layer="layout" svg:width="1.6cm" svg:height="0.8cm" svg:x="22.002cm" svg:y="19.8cm">
          <text:p text:style-name="P1"><text:span text:style-name="T1">stree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26" draw:id="id26" draw:layer="layout" svg:width="2.6cm" svg:height="1.2cm" svg:x="27.358cm" svg:y="17.4cm">
          <text:p text:style-name="P1"><text:span text:style-name="T5">postalCode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7" draw:id="id27" draw:layer="layout" svg:width="3.2cm" svg:height="1cm" svg:x="26.758cm" svg:y="19cm">
          <text:p text:style-name="P1"><text:span text:style-name="T1">tow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4.485cm" svg:y1="18.762cm" svg:x2="26.18cm" svg:y2="19.9cm" draw:start-shape="id23" draw:start-glue-point="8" draw:end-shape="id24" draw:end-glue-point="4" svg:d="m24485 18762 1695 1138">
          <text:p/>
        </draw:connector>
        <draw:connector draw:style-name="gr3" draw:text-style-name="P4" draw:layer="layout" draw:type="line" svg:x1="24.485cm" svg:y1="18.762cm" svg:x2="22.802cm" svg:y2="19.8cm" draw:start-shape="id23" draw:start-glue-point="8" draw:end-shape="id25" draw:end-glue-point="4" svg:d="m24485 18762-1683 1038">
          <text:p/>
        </draw:connector>
        <draw:connector draw:style-name="gr3" draw:text-style-name="P4" draw:layer="layout" draw:type="line" svg:x1="25.458cm" svg:y1="18.211cm" svg:x2="27.358cm" svg:y2="18cm" draw:start-shape="id23" draw:start-glue-point="10" draw:end-shape="id26" draw:end-glue-point="6" svg:d="m25458 18211 1900-211">
          <text:p/>
        </draw:connector>
        <draw:connector draw:style-name="gr3" draw:text-style-name="P4" draw:layer="layout" draw:type="line" svg:x1="25.458cm" svg:y1="18.211cm" svg:x2="27.226cm" svg:y2="19.854cm" draw:start-shape="id23" draw:start-glue-point="10" draw:end-shape="id27" draw:end-glue-point="7" svg:d="m25458 18211 1768 1643">
          <text:p/>
        </draw:connector>
        <draw:custom-shape draw:style-name="gr2" draw:text-style-name="P2" xml:id="id28" draw:id="id28" draw:layer="layout" svg:width="2.8cm" svg:height="2.8cm" svg:x="7.802cm" svg:y="13.1cm">
          <text:p text:style-name="P1"><text:span text:style-name="T1">mak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" svg:x1="9.202cm" svg:y1="13.1cm" svg:x2="7.502cm" svg:y2="10.9cm" draw:start-shape="id28" draw:start-glue-point="4" draw:end-shape="id7" draw:end-glue-point="2" svg:d="m9202 13100-1700-2200">
          <text:p/>
        </draw:connector>
        <draw:rect draw:style-name="gr1" draw:text-style-name="P2" xml:id="id29" draw:id="id29" draw:layer="layout" svg:width="4.5cm" svg:height="1.5cm" svg:x="11.302cm" svg:y="17.6cm">
          <text:p text:style-name="P1"><text:span text:style-name="T1">commentaire</text:span></text:p>
        </draw:rect>
        <draw:connector draw:style-name="gr3" draw:text-style-name="P2" draw:layer="layout" draw:type="line" svg:x1="11.302cm" svg:y1="18.35cm" svg:x2="9.202cm" svg:y2="15.9cm" draw:start-shape="id29" draw:start-glue-point="3" draw:end-shape="id28" draw:end-glue-point="6" svg:d="m11302 18350-2100-2450">
          <text:p/>
        </draw:connector>
        <draw:custom-shape draw:style-name="gr2" draw:text-style-name="P5" xml:id="id30" draw:id="id30" draw:layer="layout" svg:width="3.002cm" svg:height="1.16cm" draw:transform="skewX (0.0387463093942668) rotate (0.0382227106186686) translate (11.902cm 21.139cm)">
          <text:p text:style-name="P1"><text:span text:style-name="T3">textComm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3.402cm" svg:y1="21.079cm" svg:x2="13.552cm" svg:y2="19.1cm" draw:start-shape="id30" draw:start-glue-point="4" draw:end-shape="id29" draw:end-glue-point="2" svg:d="m13402 21079 150-1979">
          <text:p/>
        </draw:connector>
        <draw:custom-shape draw:style-name="gr2" draw:text-style-name="P3" xml:id="id31" draw:id="id31" draw:layer="layout" svg:width="3.926cm" svg:height="1.402cm" draw:transform="skewX (0.0385717764690674) rotate (0.0382227106186686) translate (15.879cm 20.59cm)">
          <text:p text:style-name="P1"><text:span text:style-name="T2">numComm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3.552cm" svg:y1="19.1cm" svg:x2="15.879cm" svg:y2="21.292cm" draw:start-shape="id29" draw:start-glue-point="2" draw:end-shape="id31" svg:d="m13552 19100 2327 2192">
          <text:p/>
        </draw:connector>
        <draw:frame draw:style-name="gr7" draw:text-style-name="P7" draw:layer="layout" svg:width="1.044cm" svg:height="0.7cm" svg:x="10.258cm" svg:y="16.6cm">
          <draw:text-box>
            <text:p><text:span text:style-name="T1">1,1</text:span></text:p>
          </draw:text-box>
        </draw:frame>
        <draw:custom-shape draw:style-name="gr2" draw:text-style-name="P2" xml:id="id32" draw:id="id32" draw:layer="layout" svg:width="2.8cm" svg:height="2.8cm" svg:x="12.402cm" svg:y="13.5cm">
          <text:p text:style-name="P1"><text:span text:style-name="T1">getComen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" svg:x1="13.552cm" svg:y1="17.6cm" svg:x2="13.802cm" svg:y2="16.3cm" draw:start-shape="id29" draw:start-glue-point="0" draw:end-shape="id32" draw:end-glue-point="6" svg:d="m13552 17600 250-1300">
          <text:p/>
        </draw:connector>
        <draw:connector draw:style-name="gr3" draw:text-style-name="P1" draw:layer="layout" draw:type="line" svg:x1="15.202cm" svg:y1="14.9cm" svg:x2="21.263cm" svg:y2="12.75cm" draw:start-shape="id32" draw:start-glue-point="7" draw:end-shape="id2" draw:end-glue-point="3" svg:d="m15202 14900 6061-2150">
          <text:p/>
        </draw:connector>
        <draw:frame draw:style-name="gr8" draw:text-style-name="P6" draw:layer="layout" svg:width="1.3cm" svg:height="0.687cm" svg:x="18.402cm" svg:y="12.8cm">
          <draw:text-box>
            <text:p><text:span text:style-name="T4">0,n</text:span></text:p>
          </draw:text-box>
        </draw:frame>
        <draw:frame draw:style-name="gr8" draw:text-style-name="P6" draw:layer="layout" svg:width="1.3cm" svg:height="0.687cm" svg:x="13.802cm" svg:y="17cm">
          <draw:text-box>
            <text:p><text:span text:style-name="T4">0,1</text:span></text:p>
          </draw:text-box>
        </draw:frame>
        <draw:frame draw:style-name="gr8" draw:text-style-name="P6" draw:layer="layout" svg:width="1.3cm" svg:height="0.687cm" svg:x="9.602cm" svg:y="10.9cm">
          <draw:text-box>
            <text:p><text:span text:style-name="T4">0,n</text:span></text:p>
          </draw:text-box>
        </draw:frame>
        <draw:custom-shape draw:style-name="gr2" draw:text-style-name="P2" xml:id="id33" draw:id="id33" draw:layer="layout" svg:width="2.8cm" svg:height="2.8cm" svg:x="11.602cm" svg:y="9.9cm">
          <text:p text:style-name="P1"><text:span text:style-name="T1">createEven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" svg:x1="9.402cm" svg:y1="10.364cm" svg:x2="11.602cm" svg:y2="11.3cm" draw:start-shape="id7" draw:start-glue-point="1" draw:end-shape="id33" draw:end-glue-point="5" svg:d="m9402 10364 2200 936">
          <text:p/>
        </draw:connector>
        <draw:connector draw:style-name="gr3" draw:text-style-name="P1" draw:layer="layout" draw:type="line" svg:x1="14.402cm" svg:y1="11.3cm" svg:x2="21.263cm" svg:y2="12.75cm" draw:start-shape="id33" draw:start-glue-point="7" svg:d="m14402 11300 6861 1450">
          <text:p/>
        </draw:connector>
        <draw:frame draw:style-name="gr8" draw:text-style-name="P6" draw:layer="layout" svg:width="1.3cm" svg:height="0.687cm" svg:x="19.725cm" svg:y="11.914cm">
          <draw:text-box>
            <text:p><text:span text:style-name="T4">1,1</text:span></text:p>
          </draw:text-box>
        </draw:frame>
        <draw:frame draw:style-name="gr8" draw:text-style-name="P6" draw:layer="layout" svg:width="1.3cm" svg:height="0.687cm" svg:x="7.002cm" svg:y="11.613cm">
          <draw:text-box>
            <text:p><text:span text:style-name="T4">0,n</text:span></text:p>
          </draw:text-box>
        </draw:frame>
        <draw:connector draw:style-name="gr3" draw:text-style-name="P4" draw:layer="layout" draw:type="line" svg:x1="26.352cm" svg:y1="8.9cm" svg:x2="23.902cm" svg:y2="12.75cm" draw:start-shape="id34" draw:start-glue-point="0" draw:end-shape="id2" svg:d="m26352 8900-2450 3850">
          <text:p/>
        </draw:connector>
        <draw:ellipse draw:style-name="gr1" draw:text-style-name="P2" xml:id="id34" draw:id="id34" draw:layer="layout" svg:width="2.5cm" svg:height="1.4cm" svg:x="25.102cm" svg:y="8.9cm">
          <text:p text:style-name="P1"><text:span text:style-name="T1">status</text:span></text:p>
        </draw:ellipse>
        <draw:ellipse draw:style-name="gr10" draw:text-style-name="P1" draw:layer="layout" svg:width="3.2cm" svg:height="2cm" svg:x="24.702cm" svg:y="8.6cm">
          <text:p/>
        </draw:ellipse>
        <draw:custom-shape draw:style-name="gr2" draw:text-style-name="P3" xml:id="id35" draw:id="id35" draw:layer="layout" svg:width="2.87cm" svg:height="1.377cm" draw:transform="skewX (0.038397243543868) rotate (0.0382227106186686) translate (12.678cm 1.248cm)">
          <text:p text:style-name="P1"><text:span text:style-name="T2">tow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xml:id="id37" draw:id="id37" draw:layer="layout" draw:type="line" svg:x1="14.113cm" svg:y1="2.569cm" svg:x2="14.702cm" svg:y2="6.301cm" draw:start-shape="id35" draw:start-glue-point="8" svg:d="m14113 2569 589 3732">
          <text:p/>
        </draw:connector>
        <draw:connector draw:style-name="gr3" draw:text-style-name="P4" draw:layer="layout" draw:type="line" svg:x1="17.002cm" svg:y1="1.9cm" svg:x2="14.702cm" svg:y2="6.301cm" draw:start-shape="id36" draw:start-glue-point="0" draw:end-shape="id37" draw:end-glue-point="3" svg:d="m17002 1900-2300 4401">
          <text:p/>
        </draw:connector>
        <draw:ellipse draw:style-name="gr1" draw:text-style-name="P2" xml:id="id36" draw:id="id36" draw:layer="layout" svg:width="1.8cm" svg:height="1.4cm" svg:x="16.102cm" svg:y="1.9cm">
          <text:p text:style-name="P1"><text:span text:style-name="T1">sexe</text:span></text:p>
        </draw:ellipse>
        <draw:ellipse draw:style-name="gr10" draw:text-style-name="P1" draw:layer="layout" svg:width="2.2cm" svg:height="1.7cm" svg:x="15.902cm" svg:y="1.8cm">
          <text:p/>
        </draw:ellipse>
        <draw:custom-shape draw:style-name="gr2" draw:text-style-name="P3" xml:id="id38" draw:id="id38" draw:layer="layout" svg:width="2.302cm" svg:height="1.126cm" draw:transform="skewX (0.0382227106186686) rotate (0.0382227106186686) translate (23.602cm 7.288cm)">
          <text:p text:style-name="P1"><text:span text:style-name="T2">tit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4.754cm" svg:y1="8.37cm" svg:x2="23.902cm" svg:y2="12.75cm" draw:start-shape="id38" draw:start-glue-point="8" svg:d="m24754 8370-852 4380">
          <text:p/>
        </draw:connector>
        <draw:custom-shape draw:style-name="gr2" draw:text-style-name="P3" xml:id="id39" draw:id="id39" draw:layer="layout" svg:width="2.87cm" svg:height="1.377cm" draw:transform="skewX (0.038397243543868) rotate (0.0382227106186686) translate (0.651cm 7.797cm)">
          <text:p text:style-name="P1"><text:span text:style-name="T2">passwor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3.519cm" svg:y1="8.374cm" svg:x2="7.502cm" svg:y2="9.829cm" draw:start-shape="id39" draw:start-glue-point="10" draw:end-shape="id7" draw:end-glue-point="0" svg:d="m3519 8374 3983 1455">
          <text:p/>
        </draw:connector>
        <draw:custom-shape draw:style-name="gr2" draw:text-style-name="P5" xml:id="id40" draw:id="id40" draw:layer="layout" svg:width="2.904cm" svg:height="1.53cm" draw:transform="skewX (0.0385717764690674) rotate (0.0382227106186686) translate (3.402cm 6.569cm)">
          <text:p text:style-name="P1"><text:span text:style-name="T3">userN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6.303cm" svg:y1="7.224cm" svg:x2="7.502cm" svg:y2="9.829cm" draw:start-shape="id40" draw:end-shape="id7" draw:end-glue-point="0" svg:d="m6303 7224 1199 2605">
          <text:p/>
        </draw:connector>
        <draw:connector draw:style-name="gr3" draw:text-style-name="P4" draw:layer="layout" draw:type="line" svg:x1="15.007cm" svg:y1="9.662cm" svg:x2="9.402cm" svg:y2="10.364cm" draw:start-shape="id10" draw:start-glue-point="5" draw:end-shape="id7" svg:d="m15007 9662-5605 702">
          <text:p/>
        </draw:connector>
        <draw:frame draw:style-name="gr8" draw:text-style-name="P6" draw:layer="layout" svg:width="1.3cm" svg:height="0.687cm" svg:x="10.402cm" svg:y="9.301cm">
          <draw:text-box>
            <text:p><text:span text:style-name="T4">0,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802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03T21:11:34.14</meta:creation-date>
    <dc:date>2014-02-15T00:31:02.95</dc:date>
    <meta:editing-duration>P3DT5H27M33S</meta:editing-duration>
    <meta:editing-cycles>100</meta:editing-cycles>
    <meta:generator>OpenOffice/4.0.1$Win32 OpenOffice.org_project/401m5$Build-9714</meta:generator>
    <meta:print-date>2013-10-18T08:08:05.62</meta:print-date>
    <meta:document-statistic meta:object-count="92"/>
  </office:meta>
</office:document-meta>
</file>